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  <table:table-cell/>
        </table:table-row>
        <table:table-row table:style-name="ro1">
          <table:table-cell office:value-type="string" calcext:value-type="string">
            <text:p>attackrol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style-name="ce1"/>
        </table:table-row>
        <table:table-row table:style-name="ro1">
          <table:table-cell office:value-type="string" calcext:value-type="string">
            <text:p>damage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office:value-type="string" calcext:value-type="string">
            <text:p>damage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office:value-type="string" calcext:value-type="string">
            <text:p>damage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office:value-type="string" calcext:value-type="string">
            <text:p>damage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office:value-type="string" calcext:value-type="string">
            <text:p>slot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2:34:31.9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11:54:30.761000000</meta:creation-date>
    <dc:date>2020-05-21T12:35:03.434000000</dc:date>
    <meta:editing-duration>PT13M35S</meta:editing-duration>
    <meta:editing-cycles>2</meta:editing-cycles>
    <meta:generator>LibreOffice/6.4.2.2$Windows_X86_64 LibreOffice_project/4e471d8c02c9c90f512f7f9ead8875b57fcb1ec3</meta:generator>
    <meta:document-statistic meta:table-count="1" meta:cell-count="48" meta:object-count="0"/>
  </office:meta>
</office:document-meta>
</file>